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E1400001CD76B1D888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style:font-size-asian="11pt" style:font-style-asian="normal" style:font-size-complex="11pt" style:font-style-complex="normal"/>
    </style:style>
    <style:style style:name="P7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d0d0d0"/>
    </style:style>
    <style:style style:name="P8" style:family="paragraph" style:parent-style-name="Preformatted_20_Text">
      <style:paragraph-properties fo:background-color="#1c1c1c">
        <style:background-image/>
      </style:paragraph-properties>
      <style:text-properties fo:color="#cd2828" fo:font-style="italic" fo:font-weight="bold" style:font-style-asian="italic" style:font-style-complex="italic"/>
    </style:style>
    <style:style style:name="P9" style:family="paragraph" style:parent-style-name="Preformatted_20_Text">
      <style:paragraph-properties fo:line-height="125%" fo:background-color="#1c1c1c">
        <style:background-image/>
      </style:paragraph-properties>
      <style:text-properties fo:color="#cd2828" fo:font-weight="bold"/>
    </style:style>
    <style:style style:name="P10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color="#cd2828" fo:font-style="normal" fo:font-weight="bold" style:font-style-asian="normal" style:font-style-complex="normal"/>
    </style:style>
    <style:style style:name="P11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2" style:family="paragraph" style:parent-style-name="Preformatted_20_Text">
      <style:paragraph-properties fo:line-height="125%" fo:background-color="#1c1c1c">
        <style:background-image/>
      </style:paragraph-properties>
      <style:text-properties fo:color="#d0d0d0"/>
    </style:style>
    <style:style style:name="P13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style:text-underline-style="none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6ab825" fo:font-weight="bold"/>
    </style:style>
    <style:style style:name="T3" style:family="text">
      <style:text-properties fo:color="#6ab825" fo:font-weight="bold" style:font-weight-asian="normal" style:font-weight-complex="normal"/>
    </style:style>
    <style:style style:name="T4" style:family="text">
      <style:text-properties fo:color="#6ab825" fo:font-size="9pt" fo:font-weight="bold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447fcf"/>
    </style:style>
    <style:style style:name="T7" style:family="text">
      <style:text-properties fo:color="#447fcf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color="#d0d0d0"/>
    </style:style>
    <style:style style:name="T9" style:family="text">
      <style:text-properties fo:color="#d0d0d0" fo:font-size="9pt" style:font-size-asian="9pt" style:font-size-complex="9pt"/>
    </style:style>
    <style:style style:name="T10" style:family="text">
      <style:text-properties fo:color="#d0d0d0" fo:font-weight="normal" style:font-weight-asian="normal" style:font-weight-complex="normal"/>
    </style:style>
    <style:style style:name="T11" style:family="text">
      <style:text-properties fo:color="#3677a9"/>
    </style:style>
    <style:style style:name="T12" style:family="text">
      <style:text-properties fo:color="#3677a9" fo:font-size="9pt" style:font-size-asian="9pt" style:font-size-complex="9pt"/>
    </style:style>
    <style:style style:name="T13" style:family="text">
      <style:text-properties fo:color="#999999" fo:font-style="italic"/>
    </style:style>
    <style:style style:name="T14" style:family="text">
      <style:text-properties fo:color="#ed9d13"/>
    </style:style>
    <style:style style:name="T15" style:family="text">
      <style:text-properties fo:color="#24909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2368920280847894" text:style-name="L1">
        <text:list-item>
          <text:p text:style-name="P2">Level 03</text:p>
        </text:list-item>
      </text:list>
      <text:p text:style-name="P1"><text:span text:style-name="T1"/></text:p>
      <text:p text:style-name="P1"><text:span text:style-name="T1">On revient sur un binaire 32 bits ici. On reconstruit le code source suivant :</text:span></text:p>
      <text:p text:style-name="P1"><text:span text:style-name="T1"/></text:p>
      <text:p text:style-name="P8"><text:span text:style-name="T1">#include &lt;stdio.h&gt;</text:span></text:p>
      <text:p text:style-name="P9">#include &lt;time.h&gt;</text:p>
      <text:p text:style-name="P9">#include &lt;unistd.h&gt;</text:p>
      <text:p text:style-name="P9">#include &lt;stdlib.h&gt;</text:p>
      <text:p text:style-name="P11"/>
      <text:p text:style-name="P11"/>
      <text:p text:style-name="P11"><text:span text:style-name="T2">void</text:span> <text:s text:c="3"/><text:span text:style-name="T6">decrypt</text:span><text:span text:style-name="T8">(</text:span><text:span text:style-name="T2">unsigned</text:span> <text:span text:style-name="T2">int</text:span> <text:span text:style-name="T8">r)</text:span></text:p>
      <text:p text:style-name="P12">{</text:p>
      <text:p text:style-name="P11"><text:s text:c="4"/><text:span text:style-name="T2">int</text:span> <text:s text:c="3"/><text:span text:style-name="T8">n_2</text:span> <text:span text:style-name="T8">=</text:span> <text:span text:style-name="T11">0x757c7d51</text:span><text:span text:style-name="T8">;</text:span> <text:s text:c="6"/><text:span text:style-name="T13">// [ebp-0x1d]</text:span></text:p>
      <text:p text:style-name="P11"><text:s text:c="4"/><text:span text:style-name="T2">int</text:span> <text:s text:c="3"/><text:span text:style-name="T8">n_3</text:span> <text:span text:style-name="T8">=</text:span> <text:span text:style-name="T11">0x67667360</text:span><text:span text:style-name="T8">;</text:span> <text:s text:c="6"/><text:span text:style-name="T13">// [ebp-0x19]</text:span></text:p>
      <text:p text:style-name="P11"><text:s text:c="4"/><text:span text:style-name="T2">int</text:span> <text:s text:c="3"/><text:span text:style-name="T8">n_4</text:span> <text:span text:style-name="T8">=</text:span> <text:span text:style-name="T11">0x7b66737e</text:span><text:span text:style-name="T8">;</text:span> <text:s text:c="6"/><text:span text:style-name="T13">// [ebp-0x15]</text:span></text:p>
      <text:p text:style-name="P11"><text:s text:c="4"/><text:span text:style-name="T2">int</text:span> <text:s text:c="3"/><text:span text:style-name="T8">n_5</text:span> <text:span text:style-name="T8">=</text:span> <text:span text:style-name="T11">0x33617c7d</text:span><text:span text:style-name="T8">;</text:span> <text:s text:c="6"/><text:span text:style-name="T13">// [ebp-0x11]</text:span></text:p>
      <text:p text:style-name="P11"><text:s text:c="4"/><text:tab/><text:tab/><text:tab/><text:tab/><text:tab/> <text:s text:c="5"/><text:span text:style-name="T13">// "Q}|u`sfg~sf{}|a3"</text:span></text:p>
      <text:p text:style-name="P11"/>
      <text:p text:style-name="P11"><text:s text:c="4"/><text:span text:style-name="T2">char</text:span> <text:s text:c="3"/><text:span text:style-name="T8">c</text:span> <text:span text:style-name="T8">=</text:span> <text:span text:style-name="T11">0x0</text:span><text:span text:style-name="T8">;<text:tab/><text:tab/><text:tab/></text:span><text:span text:style-name="T13">// [ebp-0xd]</text:span></text:p>
      <text:p text:style-name="P11"><text:s text:c="4"/><text:span text:style-name="T2">int</text:span> <text:s text:c="3"/><text:span text:style-name="T8">size</text:span> <text:span text:style-name="T8">=</text:span> <text:span text:style-name="T11">0</text:span><text:span text:style-name="T8">;</text:span> <text:s text:c="11"/><text:tab/><text:span text:style-name="T13">// [ebp-0x24]</text:span></text:p>
      <text:p text:style-name="P11"><text:s text:c="4"/><text:span text:style-name="T2">int</text:span> <text:s text:c="3"/><text:span text:style-name="T8">n_7</text:span> <text:span text:style-name="T8">=</text:span> <text:span text:style-name="T11">0</text:span><text:span text:style-name="T8">;</text:span> <text:s text:c="11"/><text:tab/><text:span text:style-name="T13">// [ebp-0x28]</text:span></text:p>
      <text:p text:style-name="P11"><text:s text:c="4"/><text:span text:style-name="T2">char</text:span> <text:s text:c="3"/><text:span text:style-name="T8">*correct</text:span> <text:span text:style-name="T8">=</text:span> <text:span text:style-name="T14">"Congratulations!"</text:span><text:span text:style-name="T8">;</text:span></text:p>
      <text:p text:style-name="P11"/>
      <text:p text:style-name="P11"><text:s text:c="4"/><text:span text:style-name="T2">while</text:span> <text:span text:style-name="T8">(*((</text:span><text:span text:style-name="T2">char</text:span> <text:span text:style-name="T8">*)&amp;n_2</text:span> <text:span text:style-name="T8">+</text:span> <text:span text:style-name="T8">size)</text:span> <text:span text:style-name="T8">!=</text:span> <text:span text:style-name="T11">0</text:span><text:span text:style-name="T8">)</text:span></text:p>
      <text:p text:style-name="P11"><text:s text:c="8"/><text:span text:style-name="T8">size++;</text:span></text:p>
      <text:p text:style-name="P11"><text:s text:c="4"/><text:span text:style-name="T2">while</text:span> <text:span text:style-name="T8">(n_7</text:span> <text:span text:style-name="T8">&lt;</text:span> <text:span text:style-name="T8">size)</text:span></text:p>
      <text:p text:style-name="P11"><text:s text:c="4"/><text:span text:style-name="T8">{</text:span></text:p>
      <text:p text:style-name="P11"><text:s text:c="8"/><text:span text:style-name="T8">*((</text:span><text:span text:style-name="T2">char</text:span> <text:span text:style-name="T8">*)&amp;n_2</text:span> <text:span text:style-name="T8">+</text:span> <text:span text:style-name="T8">n_7)</text:span> <text:span text:style-name="T8">=</text:span> <text:span text:style-name="T8">r</text:span> <text:span text:style-name="T8">^</text:span> <text:span text:style-name="T8">*((</text:span><text:span text:style-name="T2">char</text:span> <text:span text:style-name="T8">*)&amp;n_2</text:span> <text:span text:style-name="T8">+</text:span> <text:span text:style-name="T8">n_7);</text:span></text:p>
      <text:p text:style-name="P11"><text:s text:c="8"/><text:span text:style-name="T8">n_7++;</text:span></text:p>
      <text:p text:style-name="P11"><text:s text:c="4"/><text:span text:style-name="T8">}</text:span></text:p>
      <text:p text:style-name="P11"/>
      <text:p text:style-name="P11"><text:s text:c="4"/><text:span text:style-name="T2">int</text:span> <text:span text:style-name="T8">i</text:span> <text:span text:style-name="T8">=</text:span> <text:span text:style-name="T11">0</text:span><text:span text:style-name="T8">;</text:span></text:p>
      <text:p text:style-name="P11"><text:s text:c="4"/><text:span text:style-name="T2">while</text:span> <text:span text:style-name="T8">(*((</text:span><text:span text:style-name="T2">char</text:span> <text:span text:style-name="T8">*)&amp;n_2</text:span> <text:span text:style-name="T8">+</text:span> <text:span text:style-name="T8">i)</text:span> <text:span text:style-name="T8">==</text:span> <text:span text:style-name="T8">correct[i]</text:span> <text:span text:style-name="T8">&amp;&amp;</text:span> <text:span text:style-name="T8">i</text:span> <text:span text:style-name="T8">&lt;</text:span> <text:span text:style-name="T11">16</text:span><text:span text:style-name="T8">)</text:span></text:p>
      <text:p text:style-name="P11"><text:s text:c="8"/><text:span text:style-name="T8">i++;</text:span></text:p>
      <text:p text:style-name="P11"><text:s text:c="4"/><text:span text:style-name="T2">if</text:span> <text:span text:style-name="T8">(i</text:span> <text:span text:style-name="T8">==</text:span> <text:span text:style-name="T11">16</text:span><text:span text:style-name="T8">)</text:span></text:p>
      <text:p text:style-name="P11"><text:s text:c="4"/><text:span text:style-name="T8">{</text:span></text:p>
      <text:p text:style-name="P11"><text:s text:c="8"/><text:span text:style-name="T8">system(</text:span><text:span text:style-name="T14">"/bin/sh"</text:span><text:span text:style-name="T8">);</text:span></text:p>
      <text:p text:style-name="P11"><text:s text:c="8"/><text:span text:style-name="T2">return</text:span> <text:span text:style-name="T8">;</text:span></text:p>
      <text:p text:style-name="P11"><text:s text:c="4"/><text:span text:style-name="T8">}</text:span></text:p>
      <text:p text:style-name="P11"><text:s text:c="4"/><text:span text:style-name="T2">else</text:span></text:p>
      <text:p text:style-name="P11"><text:s text:c="8"/><text:span text:style-name="T8">puts(</text:span><text:span text:style-name="T14">"\nInvalid Password"</text:span><text:span text:style-name="T8">);</text:span></text:p>
      <text:p text:style-name="P11"><text:s text:c="4"/><text:span text:style-name="T2">return</text:span> <text:span text:style-name="T8">;</text:span></text:p>
      <text:p text:style-name="P12">}</text:p>
      <text:p text:style-name="P11"/>
      <text:p text:style-name="P11"/>
      <text:p text:style-name="P11"><text:span text:style-name="T2">void</text:span> <text:s text:c="3"/><text:span text:style-name="T6">test</text:span><text:span text:style-name="T8">(</text:span><text:span text:style-name="T2">int</text:span> <text:span text:style-name="T8">n,</text:span> <text:span text:style-name="T2">int</text:span> <text:span text:style-name="T8">hex)</text:span></text:p>
      <text:p text:style-name="P12">{</text:p>
      <text:p text:style-name="P11"><text:s text:c="4"/><text:span text:style-name="T2">unsigned</text:span> <text:span text:style-name="T2">int</text:span> <text:span text:style-name="T8">r;</text:span> <text:s text:c="15"/><text:span text:style-name="T13">// [ebp-0xc]</text:span></text:p>
      <text:p text:style-name="P11"/>
      <text:p text:style-name="P11"><text:s text:c="4"/><text:span text:style-name="T8">r</text:span> <text:span text:style-name="T8">=</text:span> <text:span text:style-name="T8">hex</text:span> <text:span text:style-name="T8">-</text:span> <text:span text:style-name="T8">n;</text:span></text:p>
      <text:p text:style-name="P11"><text:s text:c="4"/><text:span text:style-name="T2">if</text:span> <text:span text:style-name="T8">(r</text:span> <text:span text:style-name="T8">&lt;</text:span> <text:span text:style-name="T11">0x15</text:span><text:span text:style-name="T8">)</text:span></text:p>
      <text:p text:style-name="P11"><text:soft-page-break/><text:s text:c="4"/><text:span text:style-name="T8">{</text:span></text:p>
      <text:p text:style-name="P11"><text:s text:c="8"/><text:span text:style-name="T2">unsigned</text:span> <text:span text:style-name="T2">int</text:span> <text:span text:style-name="T8">tmp</text:span> <text:span text:style-name="T8">=</text:span> <text:span text:style-name="T8">r*</text:span><text:span text:style-name="T11">4</text:span><text:span text:style-name="T8">;</text:span></text:p>
      <text:p text:style-name="P11"><text:s text:c="8"/><text:span text:style-name="T2">if</text:span> <text:span text:style-name="T8">(tmp</text:span> <text:span text:style-name="T8">==</text:span> <text:span text:style-name="T11">0</text:span><text:span text:style-name="T8">)</text:span></text:p>
      <text:p text:style-name="P11"><text:s text:c="12"/><text:span text:style-name="T2">goto</text:span> <text:span text:style-name="T8">RAND;</text:span></text:p>
      <text:p text:style-name="P11"><text:s text:c="8"/><text:span text:style-name="T2">if</text:span> <text:span text:style-name="T8">(tmp</text:span> <text:span text:style-name="T8">==</text:span> <text:span text:style-name="T11">4</text:span><text:span text:style-name="T8">)</text:span></text:p>
      <text:p text:style-name="P11"><text:s text:c="12"/><text:span text:style-name="T2">goto</text:span> <text:span text:style-name="T8">G46;</text:span></text:p>
      <text:p text:style-name="P11"><text:s text:c="8"/><text:span text:style-name="T2">if</text:span> <text:span text:style-name="T8">(tmp</text:span> <text:span text:style-name="T8">==</text:span> <text:span text:style-name="T11">8</text:span><text:span text:style-name="T8">)</text:span></text:p>
      <text:p text:style-name="P11"><text:s text:c="12"/><text:span text:style-name="T2">goto</text:span> <text:span text:style-name="T8">G62;</text:span></text:p>
      <text:p text:style-name="P11"><text:s text:c="8"/><text:span text:style-name="T2">if</text:span> <text:span text:style-name="T8">(tmp</text:span> <text:span text:style-name="T8">==</text:span> <text:span text:style-name="T11">12</text:span><text:span text:style-name="T8">)</text:span></text:p>
      <text:p text:style-name="P11"><text:s text:c="12"/><text:span text:style-name="T2">goto</text:span> <text:span text:style-name="T8">G78;</text:span></text:p>
      <text:p text:style-name="P11"><text:s text:c="8"/><text:span text:style-name="T2">if</text:span> <text:span text:style-name="T8">(tmp</text:span> <text:span text:style-name="T8">==</text:span> <text:span text:style-name="T11">16</text:span><text:span text:style-name="T8">)</text:span></text:p>
      <text:p text:style-name="P11"><text:s text:c="12"/><text:span text:style-name="T2">goto</text:span> <text:span text:style-name="T8">G94;</text:span></text:p>
      <text:p text:style-name="P11"><text:s text:c="8"/><text:span text:style-name="T2">if</text:span> <text:span text:style-name="T8">(tmp</text:span> <text:span text:style-name="T8">==</text:span> <text:span text:style-name="T11">20</text:span><text:span text:style-name="T8">)</text:span></text:p>
      <text:p text:style-name="P11"><text:s text:c="12"/><text:span text:style-name="T2">goto</text:span> <text:span text:style-name="T8">G110;</text:span></text:p>
      <text:p text:style-name="P11"><text:s text:c="8"/><text:span text:style-name="T2">if</text:span> <text:span text:style-name="T8">(tmp</text:span> <text:span text:style-name="T8">==</text:span> <text:span text:style-name="T11">24</text:span><text:span text:style-name="T8">)</text:span></text:p>
      <text:p text:style-name="P11"><text:s text:c="12"/><text:span text:style-name="T2">goto</text:span> <text:span text:style-name="T8">G126;</text:span></text:p>
      <text:p text:style-name="P11"><text:s text:c="8"/><text:span text:style-name="T2">if</text:span> <text:span text:style-name="T8">(tmp</text:span> <text:span text:style-name="T8">==</text:span> <text:span text:style-name="T11">28</text:span><text:span text:style-name="T8">)</text:span></text:p>
      <text:p text:style-name="P11"><text:s text:c="12"/><text:span text:style-name="T2">goto</text:span> <text:span text:style-name="T8">G142;</text:span></text:p>
      <text:p text:style-name="P11"><text:s text:c="8"/><text:span text:style-name="T2">if</text:span> <text:span text:style-name="T8">(tmp</text:span> <text:span text:style-name="T8">==</text:span> <text:span text:style-name="T11">32</text:span><text:span text:style-name="T8">)</text:span></text:p>
      <text:p text:style-name="P11"><text:s text:c="12"/><text:span text:style-name="T2">goto</text:span> <text:span text:style-name="T8">G155;</text:span></text:p>
      <text:p text:style-name="P11"><text:s text:c="8"/><text:span text:style-name="T2">if</text:span> <text:span text:style-name="T8">(tmp</text:span> <text:span text:style-name="T8">==</text:span> <text:span text:style-name="T11">36</text:span><text:span text:style-name="T8">)</text:span></text:p>
      <text:p text:style-name="P11"><text:s text:c="12"/><text:span text:style-name="T2">goto</text:span> <text:span text:style-name="T8">G168;</text:span></text:p>
      <text:p text:style-name="P11"><text:s text:c="8"/><text:span text:style-name="T4">if</text:span><text:span text:style-name="T16"> </text:span><text:span text:style-name="T9">(tmp</text:span><text:span text:style-name="T16"> </text:span><text:span text:style-name="T9">==</text:span><text:span text:style-name="T16"> </text:span><text:span text:style-name="T12">40</text:span><text:span text:style-name="T16"> </text:span><text:span text:style-name="T9">||</text:span><text:span text:style-name="T16"> </text:span><text:span text:style-name="T9">tmp</text:span><text:span text:style-name="T16"> </text:span><text:span text:style-name="T9">==</text:span><text:span text:style-name="T16"> </text:span><text:span text:style-name="T12">44</text:span><text:span text:style-name="T16"> </text:span><text:span text:style-name="T9">||</text:span><text:span text:style-name="T16"> </text:span><text:span text:style-name="T9">tmp</text:span><text:span text:style-name="T16"> </text:span><text:span text:style-name="T9">==</text:span><text:span text:style-name="T16"> </text:span><text:span text:style-name="T12">48</text:span><text:span text:style-name="T16"> </text:span><text:span text:style-name="T9">||</text:span><text:span text:style-name="T16"> </text:span><text:span text:style-name="T9">tmp</text:span><text:span text:style-name="T16"> </text:span><text:span text:style-name="T9">==</text:span><text:span text:style-name="T16"> </text:span><text:span text:style-name="T12">52</text:span><text:span text:style-name="T16"> </text:span><text:span text:style-name="T9">||</text:span><text:span text:style-name="T16"> </text:span><text:span text:style-name="T9">tmp</text:span><text:span text:style-name="T16"> </text:span><text:span text:style-name="T9">==</text:span><text:span text:style-name="T16"> </text:span><text:span text:style-name="T12">56</text:span><text:span text:style-name="T16"> </text:span><text:span text:style-name="T9">||</text:span><text:span text:style-name="T16"> </text:span><text:span text:style-name="T9">tmp</text:span><text:span text:style-name="T16"> </text:span><text:span text:style-name="T9">==</text:span><text:span text:style-name="T16"> </text:span><text:span text:style-name="T12">60</text:span><text:span text:style-name="T9">)</text:span></text:p>
      <text:p text:style-name="P11"><text:s text:c="12"/><text:span text:style-name="T2">goto</text:span> <text:span text:style-name="T8">RAND;</text:span></text:p>
      <text:p text:style-name="P11"><text:s text:c="8"/><text:span text:style-name="T2">if</text:span> <text:span text:style-name="T8">(tmp</text:span> <text:span text:style-name="T8">==</text:span> <text:span text:style-name="T11">64</text:span><text:span text:style-name="T8">)</text:span></text:p>
      <text:p text:style-name="P11"><text:s text:c="12"/><text:span text:style-name="T2">goto</text:span> <text:span text:style-name="T8">G181;</text:span></text:p>
      <text:p text:style-name="P11"><text:s text:c="8"/><text:span text:style-name="T2">if</text:span> <text:span text:style-name="T8">(tmp</text:span> <text:span text:style-name="T8">==</text:span> <text:span text:style-name="T11">68</text:span><text:span text:style-name="T8">)</text:span></text:p>
      <text:p text:style-name="P11"><text:s text:c="12"/><text:span text:style-name="T2">goto</text:span> <text:span text:style-name="T8">G194;</text:span></text:p>
      <text:p text:style-name="P11"><text:s text:c="8"/><text:span text:style-name="T2">if</text:span> <text:span text:style-name="T8">(tmp</text:span> <text:span text:style-name="T8">==</text:span> <text:span text:style-name="T11">72</text:span><text:span text:style-name="T8">)</text:span></text:p>
      <text:p text:style-name="P11"><text:s text:c="12"/><text:span text:style-name="T2">goto</text:span> <text:span text:style-name="T8">G207;</text:span></text:p>
      <text:p text:style-name="P11"><text:s text:c="8"/><text:span text:style-name="T2">if</text:span> <text:span text:style-name="T8">(tmp</text:span> <text:span text:style-name="T8">==</text:span> <text:span text:style-name="T11">76</text:span><text:span text:style-name="T8">)</text:span></text:p>
      <text:p text:style-name="P11"><text:s text:c="12"/><text:span text:style-name="T2">goto</text:span> <text:span text:style-name="T8">G220;</text:span></text:p>
      <text:p text:style-name="P11"><text:s text:c="8"/><text:span text:style-name="T2">if</text:span> <text:span text:style-name="T8">(tmp</text:span> <text:span text:style-name="T8">==</text:span> <text:span text:style-name="T11">80</text:span><text:span text:style-name="T8">)</text:span></text:p>
      <text:p text:style-name="P11"><text:s text:c="12"/><text:span text:style-name="T2">goto</text:span> <text:span text:style-name="T8">G233;</text:span></text:p>
      <text:p text:style-name="P11"><text:s text:c="8"/><text:span text:style-name="T2">if</text:span> <text:span text:style-name="T8">(tmp</text:span> <text:span text:style-name="T8">==</text:span> <text:span text:style-name="T11">84</text:span><text:span text:style-name="T8">)</text:span></text:p>
      <text:p text:style-name="P11"><text:s text:c="12"/><text:span text:style-name="T2">goto</text:span> <text:span text:style-name="T8">G246;</text:span></text:p>
      <text:p text:style-name="P11"><text:s text:c="4"/><text:span text:style-name="T8">}</text:span></text:p>
      <text:p text:style-name="P11"><text:s text:c="4"/><text:span text:style-name="T2">else</text:span></text:p>
      <text:p text:style-name="P11"><text:s text:c="4"/><text:span text:style-name="T8">{</text:span></text:p>
      <text:p text:style-name="P11"><text:s text:c="4"/><text:span text:style-name="T8">RAND:</text:span></text:p>
      <text:p text:style-name="P11"><text:s text:c="8"/><text:span text:style-name="T8">decrypt(rand());</text:span></text:p>
      <text:p text:style-name="P11"><text:s text:c="8"/><text:span text:style-name="T2">return</text:span> <text:span text:style-name="T8">;</text:span></text:p>
      <text:p text:style-name="P11"><text:s text:c="4"/><text:span text:style-name="T8">}</text:span></text:p>
      <text:p text:style-name="P11"/>
      <text:p text:style-name="P12">G46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62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78:</text:p>
      <text:p text:style-name="P11"><text:soft-page-break/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94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110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126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142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155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168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181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194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207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220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233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2">G246:</text:p>
      <text:p text:style-name="P11"><text:s text:c="4"/><text:span text:style-name="T8">decrypt(r);</text:span></text:p>
      <text:p text:style-name="P11"><text:s text:c="4"/><text:span text:style-name="T2">return</text:span> <text:span text:style-name="T8">;</text:span></text:p>
      <text:p text:style-name="P11"/>
      <text:p text:style-name="P11"><text:s text:c="4"/><text:span text:style-name="T2">return</text:span> <text:span text:style-name="T8">;</text:span></text:p>
      <text:p text:style-name="P12">}</text:p>
      <text:p text:style-name="P11"/>
      <text:p text:style-name="P11"/>
      <text:p text:style-name="P11"><text:span text:style-name="T2">int</text:span> <text:s text:c="3"/><text:span text:style-name="T6">main</text:span><text:span text:style-name="T8">(</text:span><text:span text:style-name="T2">void</text:span><text:span text:style-name="T8">)</text:span></text:p>
      <text:p text:style-name="P12">{</text:p>
      <text:p text:style-name="P11"><text:s text:c="4"/><text:span text:style-name="T2">int</text:span> <text:s text:c="3"/><text:span text:style-name="T8">n;</text:span> <text:s text:c="19"/><text:span text:style-name="T13">// [esp+0x1c]</text:span></text:p>
      <text:p text:style-name="P11"/>
      <text:p text:style-name="P11"><text:s text:c="4"/><text:span text:style-name="T8">srand(time(</text:span><text:span text:style-name="T15">NULL</text:span><text:span text:style-name="T8">));</text:span></text:p>
      <text:p text:style-name="P11"><text:s text:c="4"/><text:span text:style-name="T8">puts(</text:span><text:span text:style-name="T14">"***********************************"</text:span><text:span text:style-name="T8">);</text:span></text:p>
      <text:p text:style-name="P11"><text:s text:c="4"/><text:span text:style-name="T8">puts(</text:span><text:span text:style-name="T14">" <text:s text:c="7"/>level03 <text:s text:c="7"/>**"</text:span><text:span text:style-name="T8">);</text:span></text:p>
      <text:p text:style-name="P11"><text:s text:c="4"/><text:span text:style-name="T8">puts(</text:span><text:span text:style-name="T14">"***********************************"</text:span><text:span text:style-name="T8">);</text:span></text:p>
      <text:p text:style-name="P11"><text:soft-page-break/><text:s text:c="4"/><text:span text:style-name="T8">printf(</text:span><text:span text:style-name="T14">"Password:"</text:span><text:span text:style-name="T8">);</text:span></text:p>
      <text:p text:style-name="P11"><text:s text:c="4"/><text:span text:style-name="T8">scanf(</text:span><text:span text:style-name="T14">"%d"</text:span><text:span text:style-name="T8">,</text:span> <text:span text:style-name="T8">&amp;n);</text:span></text:p>
      <text:p text:style-name="P11"><text:s text:c="4"/><text:span text:style-name="T8">test(n,</text:span> <text:span text:style-name="T11">0x1337d00d</text:span><text:span text:style-name="T8">);</text:span></text:p>
      <text:p text:style-name="P11"><text:s text:c="4"/><text:span text:style-name="T2">return</text:span> <text:span text:style-name="T8">(</text:span><text:span text:style-name="T11">0</text:span><text:span text:style-name="T8">);</text:span></text:p>
      <text:p text:style-name="P7">}</text:p>
      <text:p text:style-name="P3">On avait plein de sauts inconditionnels <text:span text:style-name="T5">jmp </text:span><text:span text:style-name="T17">dans la fonction </text:span><text:span text:style-name="T5">test</text:span><text:span text:style-name="T17">, qui produit cet ensemble de </text:span><text:span text:style-name="T5">goto</text:span><text:span text:style-name="T17"> aussi moche qu'inutile. Les deux fonctions réellement importantes étaient </text:span><text:span text:style-name="T5">main </text:span><text:span text:style-name="T17">et </text:span><text:span text:style-name="T5">decrypt</text:span><text:span text:style-name="T17">.</text:span></text:p>
      <text:p text:style-name="P3"><text:span text:style-name="T17"/></text:p>
      <text:p text:style-name="P3"><text:span text:style-name="T17">Pour résumer le déroulé du programme :</text:span></text:p>
      <text:p text:style-name="P3"><text:span text:style-name="T17"/></text:p>
      <text:p text:style-name="P3"><text:span text:style-name="T17">&gt; On demande à l'utilisateur un </text:span><text:span text:style-name="T5">entier</text:span><text:span text:style-name="T17"> </text:span><text:span text:style-name="T5">n</text:span><text:span text:style-name="T17">.</text:span></text:p>
      <text:p text:style-name="P3"><text:span text:style-name="T17">&gt; On transmet cet entier, ainsi que </text:span><text:span text:style-name="T18">0x1337d00d</text:span><text:span text:style-name="T17"> (--&gt; 322424845) à la fonction </text:span><text:span text:style-name="T5">test</text:span><text:span text:style-name="T17">.</text:span></text:p>
      <text:p text:style-name="P3"><text:span text:style-name="T17">&gt; On stock le résultat de la différence </text:span><text:span text:style-name="T18">0x1337d00d – n</text:span><text:span text:style-name="T17"> dans un </text:span><text:span text:style-name="T18">unsigned int r</text:span><text:span text:style-name="T17">.</text:span></text:p>
      <text:p text:style-name="P3"><text:span text:style-name="T17">&gt; Si cet </text:span><text:span text:style-name="T18">unsigned int r</text:span><text:span text:style-name="T17"> est inférieur à </text:span><text:span text:style-name="T18">0x15</text:span><text:span text:style-name="T17"> (21), on appellera (probablement) </text:span><text:span text:style-name="T18">decrypt</text:span><text:span text:style-name="T17"> avec en argument cet </text:span><text:span text:style-name="T18">unsigned int r</text:span><text:span text:style-name="T17"> (sauf si r*4 est égal à 40 – 44 – 48 – 52 – 56 – 60).</text:span></text:p>
      <text:p text:style-name="P3"><text:span text:style-name="T17"/></text:p>
      <text:p text:style-name="P3"><text:span text:style-name="T17">&gt; La fonction </text:span><text:span text:style-name="T5">decrypt</text:span><text:span text:style-name="T17"> a comme argument local la chaîne encryptée "</text:span><text:span text:style-name="T18">Q}|u`sfg~sf{}|a3</text:span><text:span text:style-name="T17">" (sous la forme de 4 ints consécutifs, suivis d'un char 0x0 pour le NULL BYTE).</text:span></text:p>
      <text:p text:style-name="P3"><text:span text:style-name="T17">&gt; Pour chaque caractère de cette chaîne, la fonction effectue un </text:span><text:span text:style-name="T5">xor </text:span><text:span text:style-name="T17">sur le caractère avec le </text:span><text:span text:style-name="T5">unsigned int r</text:span><text:span text:style-name="T17">.</text:span></text:p>
      <text:p text:style-name="P3"><text:span text:style-name="T17">&gt; Si, après les opérations </text:span><text:span text:style-name="T5">xor</text:span><text:span text:style-name="T17">, la chaîne résultante est "</text:span><text:span text:style-name="T18">Congratulations!</text:span><text:span text:style-name="T17">", on nous donne une </text:span><text:span text:style-name="T5">shell system</text:span><text:span text:style-name="T17">. Sinon, on affiche "</text:span><text:span text:style-name="T18">Invalid Password</text:span><text:span text:style-name="T17">".</text:span></text:p>
      <text:p text:style-name="P3"><text:span text:style-name="T17"/></text:p>
      <text:p text:style-name="P3"><text:span text:style-name="T17">Au vu de ce mécanisme, on peut bruteforce la clé de manière assez aisée. Il est certain que le </text:span><text:span text:style-name="T5">unsigned int r </text:span><text:span text:style-name="T17">doit être entre 0 et 0x15 (0 et 21) pour que la clé soit la bonne (sinon, </text:span><text:span text:style-name="T5">decrypt </text:span><text:span text:style-name="T17">est appelée avec un chiffre aléatoire, sans prendre en aucun cas en compte l'input utilisateur dont le mot de passe ne sera pas validé).</text:span></text:p>
      <text:p text:style-name="P3"><text:span text:style-name="T17"/></text:p>
      <text:p text:style-name="P3"><text:span text:style-name="T17">On va donc simplement tester toutes les valeurs de mot de passe telles que </text:span><text:span text:style-name="T5">unsigned int r </text:span><text:span text:style-name="T17">adopte toutes les valeurs entre 0 et 21.</text:span></text:p>
      <text:p text:style-name="P3"><text:span text:style-name="T17"/></text:p>
      <text:p text:style-name="P3"><text:span text:style-name="T17">Puisque </text:span><text:span text:style-name="T5">unsigned int r </text:span><text:span text:style-name="T17">est calculé à partir de </text:span><text:span text:style-name="T18">322424845 – &lt;input utilisateur&gt;</text:span><text:span text:style-name="T17">, on va simplement essayer avec les valeurs suivantes :</text:span></text:p>
      <text:list xml:id="list7741946545922470456" text:style-name="L2">
        <text:list-item>
          <text:p text:style-name="P4"><text:span text:style-name="T17">322424845 – </text:span><text:span text:style-name="T5">322424845</text:span><text:span text:style-name="T17"><text:tab/>(r = 0)</text:span></text:p>
        </text:list-item>
        <text:list-item>
          <text:p text:style-name="P4"><text:span text:style-name="T17">322424845 – </text:span><text:span text:style-name="T5">322424844</text:span><text:span text:style-name="T17"><text:tab/>(r = 1)</text:span></text:p>
        </text:list-item>
        <text:list-item>
          <text:p text:style-name="P4"><text:span text:style-name="T17">322424845 – </text:span><text:span text:style-name="T5">322424843</text:span><text:span text:style-name="T17"><text:tab/>(r = 2)</text:span></text:p>
        </text:list-item>
        <text:list-item>
          <text:p text:style-name="P4"><text:span text:style-name="T17">etc...</text:span></text:p>
        </text:list-item>
      </text:list>
      <text:p text:style-name="P3"><text:span text:style-name="T17"/></text:p>
      <text:p text:style-name="P3"><text:span text:style-name="T17">Jusqu'à ce que la chaîne encryptée nous retourne "Congratulations!". On le fait simplement en C :</text:span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oft-page-break/><text:span text:style-name="T17"/></text:p>
      <text:p text:style-name="P10"><text:span text:style-name="T17">#include &lt;stdio.h&gt;</text:span></text:p>
      <text:p text:style-name="P11"/>
      <text:p text:style-name="P11"><text:span text:style-name="T2">void</text:span> <text:span text:style-name="T6">decrypt</text:span><text:span text:style-name="T8">(</text:span><text:span text:style-name="T2">unsigned</text:span> <text:span text:style-name="T2">int</text:span> <text:span text:style-name="T8">r)</text:span></text:p>
      <text:p text:style-name="P12">{</text:p>
      <text:p text:style-name="P11"><text:s text:c="4"/><text:span text:style-name="T2">char</text:span> <text:span text:style-name="T8">*enc</text:span> <text:span text:style-name="T8">=</text:span> <text:span text:style-name="T14">"Q}|u`sfg~sf{}|a3"</text:span><text:span text:style-name="T8">;</text:span></text:p>
      <text:p text:style-name="P11"><text:s text:c="4"/><text:span text:style-name="T2">int</text:span> <text:s text:c="3"/><text:span text:style-name="T8">size</text:span> <text:span text:style-name="T8">=</text:span> <text:span text:style-name="T11">0</text:span><text:span text:style-name="T8">;</text:span></text:p>
      <text:p text:style-name="P11"><text:s text:c="4"/><text:span text:style-name="T2">int</text:span> <text:s text:c="3"/><text:span text:style-name="T8">i</text:span> <text:span text:style-name="T8">=</text:span> <text:span text:style-name="T11">0</text:span><text:span text:style-name="T8">;</text:span></text:p>
      <text:p text:style-name="P11"><text:s text:c="4"/><text:span text:style-name="T2">char</text:span> <text:span text:style-name="T8">result[</text:span><text:span text:style-name="T11">64</text:span><text:span text:style-name="T8">];</text:span></text:p>
      <text:p text:style-name="P11"/>
      <text:p text:style-name="P11"><text:s text:c="4"/><text:span text:style-name="T2">while</text:span> <text:span text:style-name="T8">(enc[size])</text:span></text:p>
      <text:p text:style-name="P11"><text:s text:c="8"/><text:span text:style-name="T8">size++;</text:span></text:p>
      <text:p text:style-name="P11"><text:s text:c="4"/><text:span text:style-name="T2">while</text:span> <text:span text:style-name="T8">(i</text:span> <text:span text:style-name="T8">&lt;</text:span> <text:span text:style-name="T8">size)</text:span></text:p>
      <text:p text:style-name="P11"><text:s text:c="4"/><text:span text:style-name="T8">{</text:span></text:p>
      <text:p text:style-name="P11"><text:s text:c="8"/><text:span text:style-name="T8">result[i]</text:span> <text:span text:style-name="T8">=</text:span> <text:span text:style-name="T8">(</text:span><text:span text:style-name="T2">char</text:span><text:span text:style-name="T8">)(r</text:span> <text:span text:style-name="T8">^</text:span> <text:span text:style-name="T8">(*(enc</text:span> <text:span text:style-name="T8">+</text:span> <text:span text:style-name="T8">i)));</text:span></text:p>
      <text:p text:style-name="P11"><text:s text:c="8"/><text:span text:style-name="T8">i++;</text:span></text:p>
      <text:p text:style-name="P11"><text:s text:c="4"/><text:span text:style-name="T8">}</text:span></text:p>
      <text:p text:style-name="P11"><text:s text:c="4"/><text:span text:style-name="T8">result[i]</text:span> <text:span text:style-name="T8">=</text:span> <text:span text:style-name="T14">'\0'</text:span><text:span text:style-name="T8">;</text:span></text:p>
      <text:p text:style-name="P11"><text:s text:c="4"/><text:span text:style-name="T8">printf(</text:span><text:span text:style-name="T14">"[*] --&gt; %s\n"</text:span><text:span text:style-name="T8">,</text:span> <text:span text:style-name="T8">result);</text:span></text:p>
      <text:p text:style-name="P11"><text:s text:c="4"/><text:span text:style-name="T2">return</text:span> <text:span text:style-name="T8">;</text:span></text:p>
      <text:p text:style-name="P11"/>
      <text:p text:style-name="P12">}</text:p>
      <text:p text:style-name="P11"/>
      <text:p text:style-name="P11"><text:span text:style-name="T2">int</text:span> <text:s text:c="3"/><text:span text:style-name="T6">main</text:span><text:span text:style-name="T8">(</text:span><text:span text:style-name="T2">void</text:span><text:span text:style-name="T8">)</text:span></text:p>
      <text:p text:style-name="P12">{</text:p>
      <text:p text:style-name="P11"><text:s text:c="4"/><text:span text:style-name="T2">int</text:span> <text:span text:style-name="T8">d00d</text:span> <text:s text:c="3"/><text:span text:style-name="T8">=</text:span> <text:span text:style-name="T11">322424845</text:span><text:span text:style-name="T8">;</text:span></text:p>
      <text:p text:style-name="P11"><text:s text:c="4"/><text:span text:style-name="T2">int</text:span> <text:span text:style-name="T8">guess</text:span> <text:s text:c="3"/><text:span text:style-name="T8">=</text:span> <text:span text:style-name="T11">322424845</text:span><text:span text:style-name="T8">;</text:span></text:p>
      <text:p text:style-name="P11"><text:s text:c="4"/></text:p>
      <text:p text:style-name="P11"><text:s text:c="4"/><text:span text:style-name="T2">int</text:span> <text:span text:style-name="T8">i</text:span> <text:span text:style-name="T8">=</text:span> <text:span text:style-name="T11">0</text:span><text:span text:style-name="T8">;</text:span></text:p>
      <text:p text:style-name="P11"><text:s text:c="4"/><text:span text:style-name="T2">while</text:span> <text:span text:style-name="T8">(guess</text:span> <text:span text:style-name="T8">+</text:span> <text:span text:style-name="T8">i</text:span> <text:span text:style-name="T8">&lt;</text:span> <text:span text:style-name="T8">d00d</text:span> <text:span text:style-name="T8">+</text:span> <text:span text:style-name="T11">0x15</text:span><text:span text:style-name="T8">)</text:span></text:p>
      <text:p text:style-name="P11"><text:s text:c="4"/><text:span text:style-name="T8">{</text:span></text:p>
      <text:p text:style-name="P11"><text:s text:c="8"/><text:span text:style-name="T2">unsigned</text:span> <text:span text:style-name="T2">int</text:span> <text:span text:style-name="T8">r</text:span> <text:span text:style-name="T8">=</text:span> <text:span text:style-name="T8">d00d</text:span> <text:span text:style-name="T8">-</text:span> <text:span text:style-name="T8">(guess</text:span> <text:span text:style-name="T8">-</text:span> <text:span text:style-name="T8">i);</text:span></text:p>
      <text:p text:style-name="P11"><text:s text:c="8"/><text:span text:style-name="T8">printf(</text:span><text:span text:style-name="T14">"\nTrying with %d (r is %u)\n"</text:span><text:span text:style-name="T8">,</text:span> <text:span text:style-name="T8">guess</text:span> <text:span text:style-name="T8">-</text:span> <text:span text:style-name="T8">i,</text:span> <text:span text:style-name="T8">r);</text:span></text:p>
      <text:p text:style-name="P11"><text:s text:c="8"/><text:span text:style-name="T8">decrypt(r);</text:span></text:p>
      <text:p text:style-name="P11"><text:s text:c="8"/><text:span text:style-name="T8">i++;</text:span></text:p>
      <text:p text:style-name="P11"><text:s text:c="4"/><text:span text:style-name="T8">}</text:span></text:p>
      <text:p text:style-name="P11"><text:s text:c="4"/><text:span text:style-name="T2">return</text:span> <text:span text:style-name="T8">(</text:span><text:span text:style-name="T11">0</text:span><text:span text:style-name="T8">);</text:span></text:p>
      <text:p text:style-name="P7">}</text:p>
      <text:p text:style-name="P3"><text:span text:style-name="T17">On diminue progressivement la valeur de notre input (</text:span><text:span text:style-name="T5">guess</text:span><text:span text:style-name="T17">), ce qui fait adopter à </text:span><text:span text:style-name="T5">r </text:span><text:span text:style-name="T17">toutes les valeurs entre 0 et 21. Dans la fonction </text:span><text:span text:style-name="T5">decrypt</text:span><text:span text:style-name="T17">, on prend la chaîne encryptée, et on effectue un </text:span><text:span text:style-name="T5">xor </text:span><text:span text:style-name="T17">à partir de la valeur de </text:span><text:span text:style-name="T5">r</text:span><text:span text:style-name="T17"> ; on affiche ensuite le résultat.</text:span></text:p>
      <text:p text:style-name="P3"><text:span text:style-name="T17"/></text:p>
      <text:p text:style-name="P3"><text:span text:style-name="T17">Cela finit par fonctionner pour l'input </text:span><text:span text:style-name="T5">322424827 </text:span><text:span text:style-name="T17">(produisant une valeur de 18 pour r).</text:span></text:p>
      <text:p text:style-name="P3"><text:span text:style-name="T17"/></text:p>
      <text:p text:style-name="P3"><draw:frame draw:style-name="fr1" draw:name="images1" text:anchor-type="paragraph" svg:x="0.31cm" svg:y="0cm" svg:width="7.699cm" svg:height="7.384cm" draw:z-index="0"><draw:image xlink:href="Pictures/2000000700001E1400001CD76B1D888B.svm" xlink:type="simple" xlink:show="embed" xlink:actuate="onLoad"/></draw:frame><text:soft-page-break/><text:span text:style-name="T17"/></text:p>
      <text:p text:style-name="P3"><text:span text:style-name="T17"/></text:p>
      <text:p text:style-name="P3"><text:span text:style-name="T17">On donne en input au programme cette valeur, et on obtient une shell.</text:span></text:p>
      <text:p text:style-name="P3"><text:span text:style-name="T17"/></text:p>
      <text:p text:style-name="P3"><text:span text:style-name="T17">&gt;&gt; </text:span><text:span text:style-name="T19">Exploitation manuelle</text:span></text:p>
      <text:p text:style-name="P5"><text:span text:style-name="T17"/></text:p>
      <text:p text:style-name="P6"><text:span text:style-name="T17">$ ./level03</text:span></text:p>
      <text:p text:style-name="P6"><text:span text:style-name="T17">Password:322424827</text:span></text:p>
      <text:p text:style-name="P5"><text:span text:style-name="T17"/></text:p>
      <text:p text:style-name="P5"><text:span text:style-name="T17"/></text:p>
      <text:p text:style-name="P5"><text:span text:style-name="T17">&gt;&gt; </text:span><text:span text:style-name="T19">Exploit automatique</text:span></text:p>
      <text:p text:style-name="P5"><text:span text:style-name="T17"/></text:p>
      <text:p text:style-name="P13"><text:span text:style-name="T3">from</text:span><text:span text:style-name="T17"> </text:span><text:span text:style-name="T7">pwn</text:span><text:span text:style-name="T17"> </text:span><text:span text:style-name="T3">import</text:span><text:span text:style-name="T17"> </text:span><text:span text:style-name="T10">*</text:span></text:p>
      <text:p text:style-name="P11"/>
      <text:p text:style-name="P11"><text:span text:style-name="T8">s</text:span> <text:span text:style-name="T8">=</text:span> <text:span text:style-name="T8">ssh(host=</text:span><text:span text:style-name="T14">"192.168.1.3"</text:span><text:span text:style-name="T8">,</text:span> <text:span text:style-name="T8">port=</text:span><text:span text:style-name="T11">4242</text:span><text:span text:style-name="T8">,</text:span> <text:span text:style-name="T8">user=</text:span><text:span text:style-name="T14">"level03"</text:span><text:span text:style-name="T8">,</text:span> <text:span text:style-name="T8">password=</text:span><text:span text:style-name="T14">"Hh74RPnuQ9sa5JAEXgNWCqz7sXGnh5J5M9KfPg3H"</text:span><text:span text:style-name="T8">)</text:span></text:p>
      <text:p text:style-name="P11"><text:span text:style-name="T8">p</text:span> <text:span text:style-name="T8">=</text:span> <text:span text:style-name="T8">s.process(</text:span><text:span text:style-name="T14">"/home/users/level03/./level03"</text:span><text:span text:style-name="T8">)</text:span></text:p>
      <text:p text:style-name="P11"/>
      <text:p text:style-name="P12">p.recvline()</text:p>
      <text:p text:style-name="P12">p.recvline()</text:p>
      <text:p text:style-name="P12">p.recvline()</text:p>
      <text:p text:style-name="P11"><text:span text:style-name="T8">p.sendline(b</text:span><text:span text:style-name="T14">"322424827"</text:span><text:span text:style-name="T8">)</text:span></text:p>
      <text:p text:style-name="P7">p.interactive()</text:p>
      <text:p text:style-name="P5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43S</meta:editing-duration>
    <meta:editing-cycles>4</meta:editing-cycles>
    <meta:generator>OpenOffice/4.1.5$Win32 OpenOffice.org_project/415m1$Build-9789</meta:generator>
    <dc:date>2021-12-05T15:07:01.38</dc:date>
    <meta:document-statistic meta:table-count="0" meta:image-count="1" meta:object-count="0" meta:page-count="6" meta:paragraph-count="208" meta:word-count="910" meta:character-count="5929"/>
    <meta:user-defined meta:name="Info 1"/>
    <meta:user-defined meta:name="Info 2"/>
    <meta:user-defined meta:name="Info 3"/>
    <meta:user-defined meta:name="Info 4"/>
  </office:meta>
</office:document-meta>
</file>